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4197" officeooo:paragraph-rsid="00044197"/>
    </style:style>
    <style:style style:name="P2" style:family="paragraph" style:parent-style-name="Standard">
      <style:paragraph-properties fo:text-align="justify" style:justify-single-word="false"/>
      <style:text-properties officeooo:rsid="00044197" officeooo:paragraph-rsid="00044197"/>
    </style:style>
    <style:style style:name="P3" style:family="paragraph" style:parent-style-name="Standard">
      <style:paragraph-properties fo:text-align="start" style:justify-single-word="false"/>
      <style:text-properties officeooo:rsid="00044197" officeooo:paragraph-rsid="00044197"/>
    </style:style>
    <style:style style:name="P4" style:family="paragraph" style:parent-style-name="Standard">
      <style:paragraph-properties fo:text-align="center" style:justify-single-word="false"/>
      <style:text-properties officeooo:rsid="00044197" officeooo:paragraph-rsid="00044197"/>
    </style:style>
    <style:style style:name="P5" style:family="paragraph" style:parent-style-name="Standard">
      <style:paragraph-properties fo:text-align="end" style:justify-single-word="false"/>
      <style:text-properties officeooo:rsid="00044197" officeooo:paragraph-rsid="00044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with no alignment.</text:p>
      <text:p text:style-name="P5">Text align: right</text:p>
      <text:p text:style-name="P4">Text align: center</text:p>
      <text:p text:style-name="P3">Text align: left</text:p>
      <text:p text:style-name="P2">Text align: justify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9T09:39:20.120881025</meta:creation-date>
    <dc:date>2019-10-29T09:42:01.095733172</dc:date>
    <meta:editing-duration>PT2M44S</meta:editing-duration>
    <meta:editing-cycles>1</meta:editing-cycles>
    <meta:document-statistic meta:table-count="0" meta:image-count="0" meta:object-count="0" meta:page-count="1" meta:paragraph-count="5" meta:word-count="16" meta:character-count="93" meta:non-whitespace-character-count="82"/>
    <meta:generator>LibreOffice/6.3.2.2$MacOSX_X86_64 LibreOffice_project/98b30e735bda24bc04ab42594c85f7fd8be07b9c</meta:generator>
  </office:meta>
</office:document-meta>
</file>